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9E000000F2CEF323BBDEEA8ED1.png" manifest:media-type="image/png"/>
  <manifest:file-entry manifest:full-path="Pictures/1000020100000381000000CD3F131852EA0CD57B.png" manifest:media-type="image/png"/>
  <manifest:file-entry manifest:full-path="Pictures/10000201000003250000010E3DA4BC6CA36977F8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3.4625in" style:rel-column-width="32767*"/>
    </style:style>
    <style:style style:name="Table1.1" style:family="table-row">
      <style:table-row-properties style:min-row-height="1.312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3.4625in" style:rel-column-width="3276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3.4625in" style:rel-column-width="32767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3.462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5.3125in" table:align="left"/>
    </style:style>
    <style:style style:name="Table7.A" style:family="table-column">
      <style:table-column-properties style:column-width="5.3125in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6.925in" table:align="margins"/>
    </style:style>
    <style:style style:name="Table8.A" style:family="table-column">
      <style:table-column-properties style:column-width="3.4625in" style:rel-column-width="32767*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B1" style:family="table-cell">
      <style:table-cell-properties fo:padding="0.0382in" fo:border="0.05pt solid #000000"/>
    </style:style>
    <style:style style:name="Table9" style:family="table">
      <style:table-properties style:width="6.925in" table:align="margins"/>
    </style:style>
    <style:style style:name="Table9.A" style:family="table-column">
      <style:table-column-properties style:column-width="3.4625in" style:rel-column-width="32767*"/>
    </style:style>
    <style:style style:name="Table9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9.B1" style:family="table-cell">
      <style:table-cell-properties fo:padding="0.0382in" fo:border="0.05pt solid #000000"/>
    </style:style>
    <style:style style:name="Table10" style:family="table">
      <style:table-properties style:width="6.925in" table:align="margins"/>
    </style:style>
    <style:style style:name="Table10.A" style:family="table-column">
      <style:table-column-properties style:column-width="3.4625in" style:rel-column-width="32767*"/>
    </style:style>
    <style:style style:name="Table10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0.B1" style:family="table-cell">
      <style:table-cell-properties fo:padding="0.0382in" fo:border="0.05pt solid #000000"/>
    </style:style>
    <style:style style:name="Table11" style:family="table">
      <style:table-properties style:width="6.925in" table:align="margins"/>
    </style:style>
    <style:style style:name="Table11.A" style:family="table-column">
      <style:table-column-properties style:column-width="6.925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6.925in" table:align="margins"/>
    </style:style>
    <style:style style:name="Table12.A" style:family="table-column">
      <style:table-column-properties style:column-width="6.925in" style:rel-column-width="65535*"/>
    </style:style>
    <style:style style:name="Table12.A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end" style:justify-single-word="false"/>
      <style:text-properties officeooo:rsid="0015fb47" officeooo:paragraph-rsid="0015fb47"/>
    </style:style>
    <style:style style:name="P2" style:family="paragraph" style:parent-style-name="Standard">
      <style:paragraph-properties fo:text-align="start" style:justify-single-word="false"/>
      <style:text-properties officeooo:rsid="0015fb47" officeooo:paragraph-rsid="001cf346"/>
    </style:style>
    <style:style style:name="P3" style:family="paragraph" style:parent-style-name="Standard">
      <style:paragraph-properties fo:text-align="center" style:justify-single-word="false"/>
      <style:text-properties officeooo:rsid="0015fb47" officeooo:paragraph-rsid="0015fb47"/>
    </style:style>
    <style:style style:name="P4" style:family="paragraph" style:parent-style-name="Standard">
      <style:paragraph-properties fo:text-align="center" style:justify-single-word="false"/>
      <style:text-properties officeooo:rsid="0015fb47" officeooo:paragraph-rsid="001afff3"/>
    </style:style>
    <style:style style:name="P5" style:family="paragraph" style:parent-style-name="Standard">
      <style:paragraph-properties fo:text-align="center" style:justify-single-word="false"/>
      <style:text-properties officeooo:rsid="0015fb47" officeooo:paragraph-rsid="001cf346"/>
    </style:style>
    <style:style style:name="P6" style:family="paragraph" style:parent-style-name="Standard">
      <style:paragraph-properties fo:text-align="center" style:justify-single-word="false"/>
      <style:text-properties fo:font-size="16pt" officeooo:rsid="0015fb47" officeooo:paragraph-rsid="0015fb47" style:font-size-asian="16pt" style:font-size-complex="16pt"/>
    </style:style>
    <style:style style:name="P7" style:family="paragraph" style:parent-style-name="Standard">
      <style:paragraph-properties fo:text-align="end" style:justify-single-word="false"/>
      <style:text-properties fo:font-size="15pt" officeooo:rsid="0015fb47" officeooo:paragraph-rsid="0015fb47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fo:font-size="32pt" officeooo:rsid="0015fb47" officeooo:paragraph-rsid="0015fb47" style:font-size-asian="32pt" style:font-size-complex="32pt"/>
    </style:style>
    <style:style style:name="P9" style:family="paragraph" style:parent-style-name="Standard">
      <style:paragraph-properties fo:text-align="start" style:justify-single-word="false"/>
      <style:text-properties officeooo:rsid="001a4a06" officeooo:paragraph-rsid="001afff3"/>
    </style:style>
    <style:style style:name="P10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5fb47" style:font-size-asian="24pt" style:font-weight-asian="bold" style:font-size-complex="2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5fb47" officeooo:paragraph-rsid="0015fb47"/>
    </style:style>
    <style:style style:name="P13" style:family="paragraph" style:parent-style-name="Standard" style:list-style-name="L1">
      <style:paragraph-properties fo:text-align="start" style:justify-single-word="false"/>
      <style:text-properties officeooo:rsid="0015fb47" officeooo:paragraph-rsid="001afff3"/>
    </style:style>
    <style:style style:name="P14" style:family="paragraph" style:parent-style-name="Standard">
      <style:paragraph-properties fo:text-align="start" style:justify-single-word="false"/>
      <style:text-properties officeooo:rsid="0015fb47" officeooo:paragraph-rsid="0021eb72"/>
    </style:style>
    <style:style style:name="P15" style:family="paragraph" style:parent-style-name="Standard">
      <style:paragraph-properties fo:text-align="start" style:justify-single-word="false"/>
      <style:text-properties officeooo:rsid="0015fb47" officeooo:paragraph-rsid="002433bc"/>
    </style:style>
    <style:style style:name="P16" style:family="paragraph" style:parent-style-name="Standard">
      <style:paragraph-properties fo:text-align="center" style:justify-single-word="false"/>
      <style:text-properties officeooo:rsid="0015fb47" officeooo:paragraph-rsid="0021eb72"/>
    </style:style>
    <style:style style:name="P17" style:family="paragraph" style:parent-style-name="Standard">
      <style:paragraph-properties fo:text-align="center" style:justify-single-word="false"/>
      <style:text-properties officeooo:rsid="0015fb47" officeooo:paragraph-rsid="002433bc"/>
    </style:style>
    <style:style style:name="P18" style:family="paragraph" style:parent-style-name="Standard">
      <style:paragraph-properties fo:text-align="center" style:justify-single-word="false"/>
      <style:text-properties officeooo:rsid="0015fb47" officeooo:paragraph-rsid="002aa447"/>
    </style:style>
    <style:style style:name="P19" style:family="paragraph" style:parent-style-name="Standard" style:list-style-name="L1">
      <style:paragraph-properties fo:text-align="start" style:justify-single-word="false"/>
      <style:text-properties officeooo:paragraph-rsid="0015fb47"/>
    </style:style>
    <style:style style:name="P20" style:family="paragraph" style:parent-style-name="Standard" style:list-style-name="L1">
      <style:paragraph-properties fo:text-align="start" style:justify-single-word="false"/>
      <style:text-properties officeooo:paragraph-rsid="001afff3"/>
    </style:style>
    <style:style style:name="P21" style:family="paragraph" style:parent-style-name="Standard" style:list-style-name="L1">
      <style:paragraph-properties fo:text-align="start" style:justify-single-word="false"/>
      <style:text-properties officeooo:paragraph-rsid="00368e73"/>
    </style:style>
    <style:style style:name="P22" style:family="paragraph" style:parent-style-name="Standard" style:list-style-name="L1">
      <style:paragraph-properties fo:text-align="start" style:justify-single-word="false"/>
      <style:text-properties officeooo:rsid="001a4a06" officeooo:paragraph-rsid="001a4a06"/>
    </style:style>
    <style:style style:name="P23" style:family="paragraph" style:parent-style-name="Standard" style:list-style-name="L1">
      <style:paragraph-properties fo:text-align="start" style:justify-single-word="false"/>
      <style:text-properties officeooo:rsid="001a4a06" officeooo:paragraph-rsid="001afff3"/>
    </style:style>
    <style:style style:name="P24" style:family="paragraph" style:parent-style-name="Standard">
      <style:paragraph-properties fo:text-align="center" style:justify-single-word="false"/>
      <style:text-properties fo:font-size="24pt" fo:font-weight="bold" officeooo:rsid="0015fb47" officeooo:paragraph-rsid="001afff3" style:font-size-asian="24pt" style:font-weight-asian="bold" style:font-size-complex="24pt" style:font-weight-complex="bold"/>
    </style:style>
    <style:style style:name="P2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afff3" style:font-size-asian="16pt" style:font-size-complex="16pt"/>
    </style:style>
    <style:style style:name="P26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1cf346" style:font-size-asian="16pt" style:font-size-complex="16pt"/>
    </style:style>
    <style:style style:name="P27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1eb72" style:font-size-asian="16pt" style:font-size-complex="16pt"/>
    </style:style>
    <style:style style:name="P28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433bc" style:font-size-asian="16pt" style:font-size-complex="16pt"/>
    </style:style>
    <style:style style:name="P29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aa447" style:font-size-asian="16pt" style:font-size-complex="16pt"/>
    </style:style>
    <style:style style:name="P30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2cb263" style:font-size-asian="16pt" style:font-size-complex="16pt"/>
    </style:style>
    <style:style style:name="P31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68e73" style:font-size-asian="16pt" style:font-size-complex="16pt"/>
    </style:style>
    <style:style style:name="P32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bb5be" style:font-size-asian="16pt" style:font-size-complex="16pt"/>
    </style:style>
    <style:style style:name="P33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3f227f" style:font-size-asian="16pt" style:font-size-complex="16pt"/>
    </style:style>
    <style:style style:name="P34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0212e" style:font-size-asian="16pt" style:font-size-complex="16pt"/>
    </style:style>
    <style:style style:name="P35" style:family="paragraph" style:parent-style-name="Standard" style:list-style-name="L1">
      <style:paragraph-properties fo:text-align="center" style:justify-single-word="false"/>
      <style:text-properties fo:font-size="16pt" officeooo:rsid="0015fb47" officeooo:paragraph-rsid="004639e4" style:font-size-asian="16pt" style:font-size-complex="16pt"/>
    </style:style>
    <style:style style:name="P36" style:family="paragraph" style:parent-style-name="Standard" style:list-style-name="L1">
      <style:paragraph-properties fo:text-align="start" style:justify-single-word="false"/>
      <style:text-properties officeooo:rsid="001cf346" officeooo:paragraph-rsid="001cf346"/>
    </style:style>
    <style:style style:name="P37" style:family="paragraph" style:parent-style-name="Standard" style:list-style-name="L1">
      <style:paragraph-properties fo:text-align="start" style:justify-single-word="false"/>
      <style:text-properties officeooo:rsid="001cf346" officeooo:paragraph-rsid="0021eb72"/>
    </style:style>
    <style:style style:name="P38" style:family="paragraph" style:parent-style-name="Standard" style:list-style-name="L1">
      <style:paragraph-properties fo:text-align="start" style:justify-single-word="false"/>
      <style:text-properties officeooo:rsid="001cf346" officeooo:paragraph-rsid="0024d25d"/>
    </style:style>
    <style:style style:name="P39" style:family="paragraph" style:parent-style-name="Standard" style:list-style-name="L1">
      <style:paragraph-properties fo:text-align="start" style:justify-single-word="false"/>
      <style:text-properties officeooo:rsid="001cf346" officeooo:paragraph-rsid="002c312e"/>
    </style:style>
    <style:style style:name="P40" style:family="paragraph" style:parent-style-name="Standard">
      <style:paragraph-properties fo:text-align="start" style:justify-single-word="false"/>
      <style:text-properties fo:font-size="10pt" officeooo:rsid="001a4a06" officeooo:paragraph-rsid="001cf346" style:font-size-asian="10pt" style:font-size-complex="10pt"/>
    </style:style>
    <style:style style:name="P41" style:family="paragraph" style:parent-style-name="Standard">
      <style:paragraph-properties fo:text-align="start" style:justify-single-word="false"/>
      <style:text-properties fo:font-size="10pt" officeooo:rsid="001a4a06" officeooo:paragraph-rsid="0021eb72" style:font-size-asian="10pt" style:font-size-complex="10pt"/>
    </style:style>
    <style:style style:name="P42" style:family="paragraph" style:parent-style-name="Standard">
      <style:paragraph-properties fo:text-align="start" style:justify-single-word="false"/>
      <style:text-properties fo:font-size="10pt" officeooo:rsid="001a4a06" officeooo:paragraph-rsid="002433bc" style:font-size-asian="10pt" style:font-size-complex="10pt"/>
    </style:style>
    <style:style style:name="P43" style:family="paragraph" style:parent-style-name="Standard">
      <style:paragraph-properties fo:text-align="start" style:justify-single-word="false"/>
      <style:text-properties fo:font-size="10pt" officeooo:rsid="001a4a06" officeooo:paragraph-rsid="0028a5a7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a4a06" officeooo:paragraph-rsid="002cb263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a4a06" officeooo:paragraph-rsid="00368e73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a4a06" officeooo:paragraph-rsid="003bb5be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a4a06" officeooo:paragraph-rsid="003f227f" style:font-size-asian="10pt" style:font-size-complex="10pt"/>
    </style:style>
    <style:style style:name="P48" style:family="paragraph" style:parent-style-name="Standard">
      <style:paragraph-properties fo:text-align="center" style:justify-single-word="false"/>
      <style:text-properties fo:font-size="10pt" officeooo:rsid="001a4a06" officeooo:paragraph-rsid="0040212e" style:font-size-asian="10pt" style:font-size-complex="10pt"/>
    </style:style>
    <style:style style:name="P49" style:family="paragraph" style:parent-style-name="Standard">
      <style:paragraph-properties fo:text-align="center" style:justify-single-word="false"/>
      <style:text-properties fo:font-size="10pt" officeooo:rsid="001a4a06" officeooo:paragraph-rsid="004639e4" style:font-size-asian="10pt" style:font-size-complex="10pt"/>
    </style:style>
    <style:style style:name="P50" style:family="paragraph" style:parent-style-name="Standard">
      <style:paragraph-properties fo:text-align="center" style:justify-single-word="false"/>
      <style:text-properties fo:font-size="10pt" officeooo:rsid="001a4a06" officeooo:paragraph-rsid="004be441" style:font-size-asian="10pt" style:font-size-complex="10pt"/>
    </style:style>
    <style:style style:name="P51" style:family="paragraph" style:parent-style-name="Standard">
      <style:paragraph-properties fo:text-align="center" style:justify-single-word="false"/>
      <style:text-properties fo:font-size="10pt" officeooo:rsid="001a4a06" officeooo:paragraph-rsid="005050d7" style:font-size-asian="10pt" style:font-size-complex="10pt"/>
    </style:style>
    <style:style style:name="P52" style:family="paragraph" style:parent-style-name="Standard" style:list-style-name="L1">
      <style:paragraph-properties fo:text-align="center" style:justify-single-word="false"/>
      <style:text-properties fo:font-size="10pt" officeooo:rsid="001a4a06" officeooo:paragraph-rsid="005508e3" style:font-size-asian="10pt" style:font-size-complex="10pt"/>
    </style:style>
    <style:style style:name="P53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2cb263" style:font-size-asian="10pt" style:font-size-complex="10pt"/>
    </style:style>
    <style:style style:name="P54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5" style:family="paragraph" style:parent-style-name="Standard" style:list-style-name="L1">
      <style:paragraph-properties fo:text-align="start" style:justify-single-word="false"/>
      <style:text-properties fo:font-size="10pt" officeooo:rsid="001cf346" officeooo:paragraph-rsid="003f227f" style:font-size-asian="10pt" style:font-size-complex="10pt"/>
    </style:style>
    <style:style style:name="P56" style:family="paragraph" style:parent-style-name="Standard">
      <style:paragraph-properties fo:text-align="start" style:justify-single-word="false"/>
      <style:text-properties fo:font-size="10pt" officeooo:rsid="001cf346" officeooo:paragraph-rsid="003d729b" style:font-size-asian="10pt" style:font-size-complex="10pt"/>
    </style:style>
    <style:style style:name="P57" style:family="paragraph" style:parent-style-name="Standard" style:list-style-name="L1">
      <style:paragraph-properties fo:text-align="start" style:justify-single-word="false"/>
      <style:text-properties fo:font-size="10pt" officeooo:rsid="002ff5c3" officeooo:paragraph-rsid="002ff5c3" style:font-size-asian="10pt" style:font-size-complex="10pt"/>
    </style:style>
    <style:style style:name="P58" style:family="paragraph" style:parent-style-name="Standard" style:list-style-name="L1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59" style:family="paragraph" style:parent-style-name="Standard">
      <style:paragraph-properties fo:text-align="start" style:justify-single-word="false"/>
      <style:text-properties fo:font-size="10pt" officeooo:rsid="0030f492" officeooo:paragraph-rsid="0030f492" style:font-size-asian="10pt" style:font-size-complex="10pt"/>
    </style:style>
    <style:style style:name="P60" style:family="paragraph" style:parent-style-name="Standard" style:list-style-name="L1">
      <style:paragraph-properties fo:text-align="start" style:justify-single-word="false"/>
      <style:text-properties fo:font-size="10pt" officeooo:rsid="0033272d" officeooo:paragraph-rsid="0033272d" style:font-size-asian="10pt" style:font-size-complex="10pt"/>
    </style:style>
    <style:style style:name="P61" style:family="paragraph" style:parent-style-name="Standard" style:list-style-name="L1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2" style:family="paragraph" style:parent-style-name="Standard">
      <style:paragraph-properties fo:text-align="start" style:justify-single-word="false"/>
      <style:text-properties fo:font-size="10pt" officeooo:rsid="003d729b" officeooo:paragraph-rsid="003d729b" style:font-size-asian="10pt" style:font-size-complex="10pt"/>
    </style:style>
    <style:style style:name="P63" style:family="paragraph" style:parent-style-name="Standard" style:list-style-name="L1">
      <style:paragraph-properties fo:text-align="start" style:justify-single-word="false"/>
      <style:text-properties fo:font-size="10pt" officeooo:rsid="003f227f" officeooo:paragraph-rsid="003f227f" style:font-size-asian="10pt" style:font-size-complex="10pt"/>
    </style:style>
    <style:style style:name="P64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3288d" style:font-size-asian="10pt" style:font-size-complex="10pt"/>
    </style:style>
    <style:style style:name="P65" style:family="paragraph" style:parent-style-name="Standard" style:list-style-name="L1">
      <style:paragraph-properties fo:text-align="start" style:justify-single-word="false"/>
      <style:text-properties fo:font-size="10pt" officeooo:rsid="0043288d" officeooo:paragraph-rsid="0047cf94" style:font-size-asian="10pt" style:font-size-complex="10pt"/>
    </style:style>
    <style:style style:name="P66" style:family="paragraph" style:parent-style-name="Standard" style:list-style-name="L1">
      <style:paragraph-properties fo:text-align="start" style:justify-single-word="false"/>
      <style:text-properties fo:font-size="10pt" officeooo:rsid="0047cf94" officeooo:paragraph-rsid="0048a466" style:font-size-asian="10pt" style:font-size-complex="10pt"/>
    </style:style>
    <style:style style:name="P67" style:family="paragraph" style:parent-style-name="Standard" style:list-style-name="L2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68" style:family="paragraph" style:parent-style-name="Standard">
      <style:paragraph-properties fo:text-align="start" style:justify-single-word="false"/>
      <style:text-properties fo:font-size="10pt" officeooo:rsid="0048a466" officeooo:paragraph-rsid="0048a466" style:font-size-asian="10pt" style:font-size-complex="10pt"/>
    </style:style>
    <style:style style:name="P69" style:family="paragraph" style:parent-style-name="Standard" style:list-style-name="L1">
      <style:paragraph-properties fo:text-align="start" style:justify-single-word="false"/>
      <style:text-properties fo:font-size="10pt" officeooo:rsid="004be441" officeooo:paragraph-rsid="004be441" style:font-size-asian="10pt" style:font-size-complex="10pt"/>
    </style:style>
    <style:style style:name="P70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0f0ac" style:font-size-asian="10pt" style:font-size-complex="10pt"/>
    </style:style>
    <style:style style:name="P71" style:family="paragraph" style:parent-style-name="Standard" style:list-style-name="L1">
      <style:paragraph-properties fo:text-align="start" style:justify-single-word="false"/>
      <style:text-properties fo:font-size="10pt" officeooo:rsid="0050f0ac" officeooo:paragraph-rsid="00553768" style:font-size-asian="10pt" style:font-size-complex="10pt"/>
    </style:style>
    <style:style style:name="P72" style:family="paragraph" style:parent-style-name="Standard" style:list-style-name="L1">
      <style:paragraph-properties fo:text-align="start" style:justify-single-word="false"/>
      <style:text-properties fo:font-size="10pt" fo:font-weight="normal" officeooo:rsid="00553768" officeooo:paragraph-rsid="00553768" style:font-size-asian="10pt" style:font-weight-asian="normal" style:font-size-complex="10pt" style:font-weight-complex="normal"/>
    </style:style>
    <style:style style:name="P73" style:family="paragraph" style:parent-style-name="Standard" style:list-style-name="L1">
      <style:paragraph-properties fo:text-align="start" style:justify-single-word="false"/>
      <style:text-properties officeooo:rsid="0021eb72" officeooo:paragraph-rsid="0021eb72"/>
    </style:style>
    <style:style style:name="P74" style:family="paragraph" style:parent-style-name="Standard" style:list-style-name="L1">
      <style:paragraph-properties fo:text-align="start" style:justify-single-word="false"/>
      <style:text-properties officeooo:rsid="0024d25d" officeooo:paragraph-rsid="0024d25d"/>
    </style:style>
    <style:style style:name="P75" style:family="paragraph" style:parent-style-name="Standard" style:list-style-name="L1">
      <style:paragraph-properties fo:text-align="start" style:justify-single-word="false"/>
      <style:text-properties officeooo:rsid="00255bb7" officeooo:paragraph-rsid="00255bb7"/>
    </style:style>
    <style:style style:name="P76" style:family="paragraph" style:parent-style-name="Standard" style:list-style-name="L1">
      <style:paragraph-properties fo:text-align="start" style:justify-single-word="false"/>
      <style:text-properties officeooo:rsid="00255bb7" officeooo:paragraph-rsid="002aa447"/>
    </style:style>
    <style:style style:name="P77" style:family="paragraph" style:parent-style-name="Standard" style:list-style-name="L1">
      <style:paragraph-properties fo:text-align="start" style:justify-single-word="false"/>
      <style:text-properties officeooo:rsid="0026c83a" officeooo:paragraph-rsid="0026c83a"/>
    </style:style>
    <style:style style:name="P78" style:family="paragraph" style:parent-style-name="Standard" style:list-style-name="L1">
      <style:paragraph-properties fo:text-align="start" style:justify-single-word="false"/>
      <style:text-properties officeooo:rsid="003879c6" officeooo:paragraph-rsid="003879c6"/>
    </style:style>
    <style:style style:name="P79" style:family="paragraph" style:parent-style-name="Standard">
      <style:paragraph-properties fo:text-align="start" style:justify-single-word="false"/>
      <style:text-properties officeooo:rsid="003879c6" officeooo:paragraph-rsid="003879c6"/>
    </style:style>
    <style:style style:name="P80" style:family="paragraph" style:parent-style-name="Table_20_Contents">
      <style:paragraph-properties fo:text-align="start" style:justify-single-word="false"/>
    </style:style>
    <style:style style:name="P81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82" style:family="paragraph" style:parent-style-name="Table_20_Contents">
      <style:paragraph-properties fo:text-align="start" style:justify-single-word="false"/>
      <style:text-properties fo:font-size="10pt" officeooo:paragraph-rsid="002c312e" style:font-size-asian="10pt" style:font-size-complex="10pt"/>
    </style:style>
    <style:style style:name="P83" style:family="paragraph" style:parent-style-name="Table_20_Contents">
      <style:paragraph-properties fo:text-align="start" style:justify-single-word="false"/>
      <style:text-properties fo:font-size="10pt" officeooo:paragraph-rsid="0034aa18" style:font-size-asian="10pt" style:font-size-complex="10pt"/>
    </style:style>
    <style:style style:name="P84" style:family="paragraph" style:parent-style-name="Table_20_Contents">
      <style:paragraph-properties fo:text-align="start" style:justify-single-word="false"/>
      <style:text-properties fo:font-size="10pt" officeooo:paragraph-rsid="00448038" style:font-size-asian="10pt" style:font-size-complex="10pt"/>
    </style:style>
    <style:style style:name="P85" style:family="paragraph" style:parent-style-name="Table_20_Contents">
      <style:paragraph-properties fo:text-align="start" style:justify-single-word="false"/>
      <style:text-properties fo:font-size="10pt" officeooo:paragraph-rsid="0050f0ac" style:font-size-asian="10pt" style:font-size-complex="10pt"/>
    </style:style>
    <style:style style:name="P86" style:family="paragraph" style:parent-style-name="Table_20_Contents">
      <style:paragraph-properties fo:text-align="start" style:justify-single-word="false"/>
      <style:text-properties fo:font-size="10pt" officeooo:rsid="004fc774" officeooo:paragraph-rsid="004fc774" style:font-size-asian="10pt" style:font-size-complex="10pt"/>
    </style:style>
    <style:style style:name="P87" style:family="paragraph" style:parent-style-name="Table_20_Contents">
      <style:paragraph-properties fo:text-align="start" style:justify-single-word="false"/>
      <style:text-properties fo:font-size="9pt" style:font-size-asian="9pt" style:font-size-complex="9pt"/>
    </style:style>
    <style:style style:name="P88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1719ee" style:font-style-asian="italic" style:font-weight-asian="bold" style:font-style-complex="italic" style:font-weight-complex="bold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4pt" fo:font-weight="bold" officeooo:rsid="001afff3" style:font-size-asian="24pt" style:font-weight-asian="bold" style:font-size-complex="24pt" style:font-weight-complex="bold"/>
    </style:style>
    <style:style style:name="T5" style:family="text">
      <style:text-properties fo:font-size="24pt" fo:font-weight="bold" officeooo:rsid="001f9304" style:font-size-asian="24pt" style:font-weight-asian="bold" style:font-size-complex="24pt" style:font-weight-complex="bold"/>
    </style:style>
    <style:style style:name="T6" style:family="text">
      <style:text-properties fo:font-size="24pt" fo:font-weight="bold" officeooo:rsid="0021eb72" style:font-size-asian="24pt" style:font-weight-asian="bold" style:font-size-complex="24pt" style:font-weight-complex="bold"/>
    </style:style>
    <style:style style:name="T7" style:family="text">
      <style:text-properties fo:font-size="24pt" fo:font-weight="bold" officeooo:rsid="0024d25d" style:font-size-asian="24pt" style:font-weight-asian="bold" style:font-size-complex="24pt" style:font-weight-complex="bold"/>
    </style:style>
    <style:style style:name="T8" style:family="text">
      <style:text-properties fo:font-size="24pt" fo:font-weight="bold" officeooo:rsid="002aa447" style:font-size-asian="24pt" style:font-weight-asian="bold" style:font-size-complex="24pt" style:font-weight-complex="bold"/>
    </style:style>
    <style:style style:name="T9" style:family="text">
      <style:text-properties fo:font-size="24pt" fo:font-weight="bold" officeooo:rsid="0015fb47" style:font-size-asian="24pt" style:font-weight-asian="bold" style:font-size-complex="24pt" style:font-weight-complex="bold"/>
    </style:style>
    <style:style style:name="T10" style:family="text">
      <style:text-properties fo:font-size="24pt" fo:font-weight="bold" officeooo:rsid="002e34fa" style:font-size-asian="24pt" style:font-weight-asian="bold" style:font-size-complex="24pt" style:font-weight-complex="bold"/>
    </style:style>
    <style:style style:name="T11" style:family="text">
      <style:text-properties fo:font-size="24pt" fo:font-weight="bold" officeooo:rsid="00368e73" style:font-size-asian="24pt" style:font-weight-asian="bold" style:font-size-complex="24pt" style:font-weight-complex="bold"/>
    </style:style>
    <style:style style:name="T12" style:family="text">
      <style:text-properties fo:font-size="24pt" fo:font-weight="bold" officeooo:rsid="003bb5be" style:font-size-asian="24pt" style:font-weight-asian="bold" style:font-size-complex="24pt" style:font-weight-complex="bold"/>
    </style:style>
    <style:style style:name="T13" style:family="text">
      <style:text-properties fo:font-size="24pt" fo:font-weight="bold" officeooo:rsid="003f227f" style:font-size-asian="24pt" style:font-weight-asian="bold" style:font-size-complex="24pt" style:font-weight-complex="bold"/>
    </style:style>
    <style:style style:name="T14" style:family="text">
      <style:text-properties fo:font-size="24pt" fo:font-weight="bold" officeooo:rsid="0040212e" style:font-size-asian="24pt" style:font-weight-asian="bold" style:font-size-complex="24pt" style:font-weight-complex="bold"/>
    </style:style>
    <style:style style:name="T15" style:family="text">
      <style:text-properties fo:font-size="24pt" fo:font-weight="bold" officeooo:rsid="004639e4" style:font-size-asian="24pt" style:font-weight-asian="bold" style:font-size-complex="24pt" style:font-weight-complex="bold"/>
    </style:style>
    <style:style style:name="T16" style:family="text">
      <style:text-properties fo:font-size="24pt" fo:font-weight="bold" officeooo:rsid="004be441" style:font-size-asian="24pt" style:font-weight-asian="bold" style:font-size-complex="24pt" style:font-weight-complex="bold"/>
    </style:style>
    <style:style style:name="T17" style:family="text">
      <style:text-properties fo:font-size="24pt" fo:font-weight="bold" officeooo:rsid="005050d7" style:font-size-asian="24pt" style:font-weight-asian="bold" style:font-size-complex="24pt" style:font-weight-complex="bold"/>
    </style:style>
    <style:style style:name="T18" style:family="text">
      <style:text-properties fo:font-size="24pt" fo:font-weight="bold" officeooo:rsid="005508e3" style:font-size-asian="24pt" style:font-weight-asian="bold" style:font-size-complex="24pt" style:font-weight-complex="bold"/>
    </style:style>
    <style:style style:name="T19" style:family="text">
      <style:text-properties officeooo:rsid="001afff3"/>
    </style:style>
    <style:style style:name="T20" style:family="text">
      <style:text-properties officeooo:rsid="0021eb72"/>
    </style:style>
    <style:style style:name="T21" style:family="text">
      <style:text-properties officeooo:rsid="0023ec5e"/>
    </style:style>
    <style:style style:name="T22" style:family="text">
      <style:text-properties officeooo:rsid="0024d25d"/>
    </style:style>
    <style:style style:name="T23" style:family="text">
      <style:text-properties fo:font-size="10pt" style:font-size-asian="10pt" style:font-size-complex="10pt"/>
    </style:style>
    <style:style style:name="T24" style:family="text">
      <style:text-properties fo:font-size="10pt" officeooo:rsid="001cf346" style:font-size-asian="10pt" style:font-size-complex="10pt"/>
    </style:style>
    <style:style style:name="T25" style:family="text">
      <style:text-properties fo:font-size="10pt" officeooo:rsid="002c312e" style:font-size-asian="10pt" style:font-size-complex="10pt"/>
    </style:style>
    <style:style style:name="T26" style:family="text">
      <style:text-properties fo:font-size="10pt" officeooo:rsid="00380b60" style:font-size-asian="10pt" style:font-size-complex="10pt"/>
    </style:style>
    <style:style style:name="T27" style:family="text">
      <style:text-properties fo:font-size="10pt" officeooo:rsid="00536fba" style:font-size-asian="10pt" style:font-size-complex="10pt"/>
    </style:style>
    <style:style style:name="T28" style:family="text">
      <style:text-properties fo:font-size="9pt" style:font-size-asian="9pt" style:font-size-complex="9pt"/>
    </style:style>
    <style:style style:name="T29" style:family="text">
      <style:text-properties officeooo:rsid="002c312e"/>
    </style:style>
    <style:style style:name="T30" style:family="text">
      <style:text-properties officeooo:rsid="003d729b"/>
    </style:style>
    <style:style style:name="T31" style:family="text">
      <style:text-properties officeooo:rsid="003f227f"/>
    </style:style>
    <style:style style:name="T32" style:family="text">
      <style:text-properties officeooo:rsid="00448038"/>
    </style:style>
    <style:style style:name="T33" style:family="text">
      <style:text-properties officeooo:rsid="0047cf94"/>
    </style:style>
    <style:style style:name="T34" style:family="text">
      <style:text-properties officeooo:rsid="0048a466"/>
    </style:style>
    <style:style style:name="T35" style:family="text">
      <style:text-properties officeooo:rsid="00523d60"/>
    </style:style>
    <style:style style:name="T36" style:family="text">
      <style:text-properties officeooo:rsid="005508e3"/>
    </style:style>
    <style:style style:name="T37" style:family="text">
      <style:text-properties officeooo:rsid="00553768"/>
    </style:style>
    <style:style style:name="T38" style:family="text">
      <style:text-properties fo:font-weight="bold" style:font-weight-asian="bold" style:font-weight-complex="bold"/>
    </style:style>
    <style:style style:name="T39" style:family="text">
      <style:text-properties fo:font-weight="bold" officeooo:rsid="005508e3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2/24/220</text:p>
      <text:p text:style-name="P7"/>
      <text:p text:style-name="P8">Blog Site</text:p>
      <text:p text:style-name="P3"/>
      <text:p text:style-name="P10">Challenge 1</text:p>
      <text:p text:style-name="P6"/>
      <text:list xml:id="list99489082" text:style-name="L1">
        <text:list-item>
          <text:p text:style-name="P12">Have the home root redirect to the “home” ejs page.</text:p>
        </text:list-item>
        <text:list-item>
          <text:p text:style-name="P12">Have an h1 on this ejs page that says “Home”.</text:p>
          <text:list>
            <text:list-item>
              <text:p text:style-name="P19"><text:span text:style-name="T1">//</text:span><text:span text:style-name="T2">Redirect home route to home</text:span><text:line-break/><text:tab/>app.get("/", function(req, res) {<text:line-break/><text:tab/> res.render("home");<text:line-break/>});</text:p>
              <text:list>
                <text:list-item>
                  <text:list>
                    <text:list-item>
                      <text:p text:style-name="P22">Add &lt;h1&gt;Home&lt;h1&gt; to home ejs page.</text:p>
                    </text:list-item>
                  </text:list>
                </text:list-item>
              </text:list>
            </text:list-item>
          </text:list>
        </text:list-item>
      </text:list>
      <text:p text:style-name="P24"/>
      <text:p text:style-name="P4"><text:span text:style-name="T3">Challenge </text:span><text:span text:style-name="T4">2</text:span></text:p>
      <text:list xml:id="list31413294280772" text:continue-numbering="true" text:style-name="L1">
        <text:list-header>
          <text:p text:style-name="P25"/>
        </text:list-header>
        <text:list-item>
          <text:p text:style-name="P13">H<text:span text:style-name="T19">ave the home starting content const appear on home route.</text:span></text:p>
        </text:list-item>
        <text:list-item>
          <text:p text:style-name="P13">A<text:span text:style-name="T19">dd ejs variable in a paragraph tag.</text:span></text:p>
          <text:p text:style-name="P13"/>
          <text:list>
            <text:list-item>
              <text:p text:style-name="P20">app.get("/", function(req,res) {<text:line-break/> <text:s/>res.render("home", {<text:line-break/> <text:s text:c="5"/>postContent: homeStartingContent<text:line-break/> <text:s text:c="3"/>});<text:line-break/>});</text:p>
              <text:list>
                <text:list-item>
                  <text:list>
                    <text:list-item>
                      <text:p text:style-name="P23">&lt;h1&gt;Home&lt;/h1&gt;</text:p>
                    </text:list-item>
                    <text:list-item>
                      <text:p text:style-name="P23"><text:s text:c="4"/>&lt;p&gt;&lt;%= postContent %&gt;&lt;/p&gt;</text:p>
                    </text:list-item>
                  </text:list>
                </text:list-item>
              </text:list>
            </text:list-item>
          </text:list>
        </text:list-item>
      </text:list>
      <text:p text:style-name="P9"/>
      <text:p text:style-name="P5"><text:span text:style-name="T3">Challenge </text:span><text:span text:style-name="T5">3</text:span></text:p>
      <text:list xml:id="list31414858579464" text:continue-numbering="true" text:style-name="L1">
        <text:list-header>
          <text:p text:style-name="P26"/>
        </text:list-header>
        <text:list-item>
          <text:p text:style-name="P36">Using ejs include given header and footer to home page</text:p>
        </text:list-item>
      </text:list>
      <text:p text:style-name="P2"/>
      <text:p text:style-name="P11"><text:s text:c="2"/>&lt;%- include("header"); -%&gt;</text:p>
      <text:p text:style-name="P11"><text:s text:c="2"/>&lt;/head&gt;</text:p>
      <text:p text:style-name="P11"><text:s text:c="2"/>&lt;body&gt;</text:p>
      <text:p text:style-name="P11"><text:s text:c="4"/>&lt;h1&gt;Home&lt;/h1&gt;</text:p>
      <text:p text:style-name="P11"><text:s text:c="4"/>&lt;p&gt;&lt;%= postContent %&gt;&lt;/p&gt;</text:p>
      <text:p text:style-name="P11"><text:s text:c="2"/>&lt;/body&gt;</text:p>
      <text:p text:style-name="P11"><text:s text:c="2"/>&lt;%- include("footer"); -%&gt;</text:p>
      <text:p text:style-name="P11"/>
      <text:p text:style-name="P11"/>
      <text:p text:style-name="P11"/>
      <text:p text:style-name="P16"><text:soft-page-break/><text:span text:style-name="T3">Challenge </text:span><text:span text:style-name="T6">4</text:span></text:p>
      <text:list xml:id="list31414523687661" text:continue-numbering="true" text:style-name="L1">
        <text:list-header>
          <text:p text:style-name="P27"/>
        </text:list-header>
        <text:list-item>
          <text:p text:style-name="P37">C<text:span text:style-name="T20">reate new folder called partials</text:span></text:p>
        </text:list-item>
        <text:list-item>
          <text:p text:style-name="P73">Move header and foot to partials folder.</text:p>
        </text:list-item>
        <text:list-item>
          <text:p text:style-name="P73">Change links on home.ejs to work with files in new location.</text:p>
        </text:list-item>
      </text:list>
      <text:p text:style-name="P14"/>
      <text:p text:style-name="P41"><draw:frame draw:style-name="fr3" draw:name="Image1" text:anchor-type="paragraph" svg:width="1.6457in" svg:height="2.5209in" draw:z-index="0"><draw:image xlink:href="Pictures/100002010000009E000000F2CEF323BBDEEA8ED1.png" xlink:type="simple" xlink:show="embed" xlink:actuate="onLoad" loext:mime-type="image/png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 text:c="3"/>//<text:span text:style-name="T21">Answer</text:span></text:p>
      <text:p text:style-name="P41"><text:s text:c="2"/>&lt;%- include("partials/header"); -%&gt;</text:p>
      <text:p text:style-name="P41"><text:s text:c="2"/>&lt;/head&gt;</text:p>
      <text:p text:style-name="P41"><text:s text:c="2"/>&lt;body&gt;</text:p>
      <text:p text:style-name="P41"><text:s text:c="4"/>&lt;h1&gt;Home&lt;/h1&gt;</text:p>
      <text:p text:style-name="P41"><text:s text:c="4"/>&lt;p&gt;&lt;%= postContent %&gt;&lt;/p&gt;</text:p>
      <text:p text:style-name="P41"><text:s text:c="2"/>&lt;/body&gt;</text:p>
      <text:p text:style-name="P41"><text:s text:c="2"/>&lt;%- include("partials/footer"); -%&gt;</text:p>
      <text:p text:style-name="P41"/>
      <text:p text:style-name="P17"><text:span text:style-name="T3">Challenge </text:span><text:span text:style-name="T7">5</text:span></text:p>
      <text:list xml:id="list31414449477270" text:continue-numbering="true" text:style-name="L1">
        <text:list-header>
          <text:p text:style-name="P28"/>
        </text:list-header>
        <text:list-item>
          <text:p text:style-name="P38">A<text:span text:style-name="T22">dd functionality to allow URL “localhost:3000/about” to redirect to about.ejs page.</text:span></text:p>
        </text:list-item>
        <text:list-item>
          <text:p text:style-name="P74">Apply same header and foot to about.ejs page.</text:p>
        </text:list-item>
        <text:list-item>
          <text:p text:style-name="P75">Apply above to contact page also.</text:p>
        </text:list-item>
        <text:list-item>
          <text:p text:style-name="P77">Have const for contactContact and aboutContent posted to corresponding ejs pages.</text:p>
        </text:list-item>
      </text:list>
      <text:p text:style-name="P15"/>
      <text:p text:style-name="P43">//About Route</text:p>
      <table:table table:name="Table1" table:style-name="Table1">
        <table:table-column table:style-name="Table1.A" table:number-columns-repeated="2"/>
        <table:table-row table:style-name="Table1.1">
          <table:table-cell table:style-name="Table1.A1" office:value-type="string">
            <text:p text:style-name="P43">app.get("/about", function(req,res) {<text:line-break/> <text:s/>res.render("about", {<text:line-break/> <text:s text:c="5"/>postContent: aboutContent<text:line-break/> <text:s text:c="3"/>});<text:line-break/>});</text:p>
          </table:table-cell>
          <table:table-cell table:style-name="Table1.B1" office:value-type="string">
            <text:p text:style-name="P81"><text:s text:c="2"/><text:span text:style-name="T28">&lt;!DOCTYPE html&gt;</text:span></text:p>
            <text:p text:style-name="P87">&lt;html lang="en" dir="ltr"&gt;</text:p>
            <text:p text:style-name="P87"><text:s text:c="2"/>&lt;head&gt;</text:p>
            <text:p text:style-name="P87"><text:s text:c="4"/>&lt;meta charset="utf-8"&gt;</text:p>
            <text:p text:style-name="P87"><text:s text:c="4"/>&lt;title&gt;About&lt;/title&gt;</text:p>
            <text:p text:style-name="P87"><text:s text:c="4"/>&lt;%- include("partials/header"); -%&gt;</text:p>
            <text:p text:style-name="P87"><text:s text:c="2"/>&lt;/head&gt;</text:p>
            <text:p text:style-name="P87"><text:s text:c="2"/>&lt;body&gt;</text:p>
            <text:p text:style-name="P87"><text:s text:c="4"/>&lt;h1&gt;About&lt;/h1&gt;</text:p>
            <text:p text:style-name="P87"><text:s text:c="4"/>&lt;p&gt;&lt;%= postContent %&gt;&lt;/p&gt;</text:p>
            <text:p text:style-name="P87"><text:s text:c="2"/>&lt;/body&gt;</text:p>
            <text:p text:style-name="P87"><text:s text:c="2"/>&lt;%- include("partials/footer"); -%&gt;</text:p>
            <text:p text:style-name="P87">&lt;/html&gt;</text:p>
          </table:table-cell>
        </table:table-row>
      </table:table>
      <table:table table:name="Table2" table:style-name="Table2">
        <table:table-column table:style-name="Table2.A" table:number-columns-repeated="2"/>
        <text:soft-page-break/>
        <table:table-row>
          <table:table-cell table:style-name="Table2.A1" office:value-type="string">
            <text:p text:style-name="P43">//Contact Route<text:line-break/>app.get("/contact", function(req,res) {<text:line-break/> <text:s/>res.render("contact", {<text:line-break/> <text:s text:c="5"/>postContent: contactContent<text:line-break/> <text:s text:c="3"/>});<text:line-break/>});</text:p>
          </table:table-cell>
          <table:table-cell table:style-name="Table2.B1" office:value-type="string">
            <text:p text:style-name="P81">&lt;html lang="en" dir="ltr"&gt;</text:p>
            <text:p text:style-name="P81"><text:s text:c="2"/>&lt;head&gt;</text:p>
            <text:p text:style-name="P81"><text:s text:c="4"/>&lt;meta charset="utf-8"&gt;</text:p>
            <text:p text:style-name="P81"><text:s text:c="4"/>&lt;title&gt;Contact&lt;/title&gt;</text:p>
            <text:p text:style-name="P81"><text:s text:c="4"/>&lt;%- include("partials/header"); -%&gt;</text:p>
            <text:p text:style-name="P81"><text:s text:c="2"/>&lt;/head&gt;</text:p>
            <text:p text:style-name="P81"><text:s text:c="2"/>&lt;body&gt;</text:p>
            <text:p text:style-name="P81"><text:s text:c="4"/>&lt;h1&gt;Contact&lt;/h1&gt;</text:p>
            <text:p text:style-name="P81"><text:s text:c="4"/>&lt;p&gt;&lt;%= postContent %&gt;&lt;/p&gt;</text:p>
            <text:p text:style-name="P81"><text:s text:c="2"/>&lt;/body&gt;</text:p>
            <text:p text:style-name="P81"><text:s text:c="2"/>&lt;%- include("partials/footer"); -%&gt;</text:p>
            <text:p text:style-name="P81">&lt;/html&gt;</text:p>
          </table:table-cell>
        </table:table-row>
      </table:table>
      <text:p text:style-name="P43"><text:line-break/></text:p>
      <text:p text:style-name="P18"><text:span text:style-name="T3">Challenge </text:span><text:span text:style-name="T8">6</text:span></text:p>
      <text:list xml:id="list31414757907067" text:continue-numbering="true" text:style-name="L1">
        <text:list-header>
          <text:p text:style-name="P29"/>
        </text:list-header>
        <text:list-item>
          <text:p text:style-name="P39">U<text:span text:style-name="T29">pdate code to link correct pages to nav bar options.</text:span></text:p>
          <text:p text:style-name="P76"/>
        </text:list-item>
      </text:list>
      <table:table table:name="Table3" table:style-name="Table3">
        <table:table-column table:style-name="Table3.A"/>
        <table:table-row>
          <table:table-cell table:style-name="Table3.A1" office:value-type="string">
            <text:p text:style-name="P82">... </text:p>
            <text:p text:style-name="P82"/>
            <text:p text:style-name="P82">&lt;div class="container"&gt;<text:line-break/> &lt;div class="navbar-header"&gt;<text:line-break/> &lt;p class="navbar-brand"&gt;DAILY JOURNAL&lt;/p&gt;<text:line-break/> &lt;/div&gt;<text:line-break/> &lt;ul class="nav navbar-nav navbar-right"&gt;<text:line-break/> &lt;!-- 6 --&gt;<text:line-break/> &lt;li id="home"&gt;&lt;a href="/"&gt;HOME&lt;/a&gt;&lt;/li&gt;<text:line-break/> &lt;li id="about"&gt;&lt;a href="/about"&gt;ABOUT US&lt;/a&gt;&lt;/li&gt;<text:line-break/> &lt;li id="contact"&gt;&lt;a href="/contact"&gt;CONTACT US&lt;/a&gt;&lt;/li&gt;<text:line-break/> &lt;/ul&gt;<text:line-break/> &lt;/div&gt;.</text:p>
            <text:p text:style-name="P82">..</text:p>
          </table:table-cell>
        </table:table-row>
      </table:table>
      <text:p text:style-name="P44"><text:line-break/><text:span text:style-name="T9">Challenge </text:span><text:span text:style-name="T10">7</text:span></text:p>
      <text:list xml:id="list31413072427525" text:continue-numbering="true" text:style-name="L1">
        <text:list-header>
          <text:p text:style-name="P30"/>
        </text:list-header>
        <text:list-item>
          <text:p text:style-name="P53">U<text:span text:style-name="T29">pdate code to load compose from localhost:3000/compose</text:span></text:p>
        </text:list-item>
        <text:list-item>
          <text:p text:style-name="P57">have an h1 that says “compose”</text:p>
        </text:list-item>
        <text:list-item>
          <text:p text:style-name="P57">text input with a button labeled “publish” next to it.</text:p>
        </text:list-item>
      </text:list>
      <text:p text:style-name="P42"/>
      <text:list xml:id="list31413262098977" text:continue-numbering="true" text:style-name="L1">
        <text:list-item>
          <text:p text:style-name="P58"><draw:frame draw:style-name="fr2" draw:name="Image2" text:anchor-type="paragraph" svg:width="6.9252in" svg:height="1.5819in" draw:z-index="1"><draw:image xlink:href="Pictures/1000020100000381000000CD3F131852EA0CD57B.png" xlink:type="simple" xlink:show="embed" xlink:actuate="onLoad" loext:mime-type="image/png"/></draw:frame>Should look like this</text:p>
          <text:list>
            <text:list-item>
              <text:p text:style-name="P60">Answer below</text:p>
              <text:p text:style-name="P60"/>
            </text:list-item>
          </text:list>
        </text:list-item>
      </text:list>
      <text:p text:style-name="P59"/>
      <table:table table:name="Table4" table:style-name="Table4">
        <table:table-column table:style-name="Table4.A" table:number-columns-repeated="2"/>
        <text:soft-page-break/>
        <table:table-row>
          <table:table-cell table:style-name="Table4.A1" office:value-type="string">
            <text:p text:style-name="P83"><text:s text:c="4"/>&lt;%- include("partials/header"); -%&gt;</text:p>
            <text:p text:style-name="P81"><text:s text:c="2"/>&lt;/head&gt;</text:p>
            <text:p text:style-name="P81"><text:s text:c="2"/>&lt;body&gt;</text:p>
            <text:p text:style-name="P81"><text:s text:c="4"/>&lt;h1&gt;Compose&lt;/h1&gt;</text:p>
            <text:p text:style-name="P81"><text:s text:c="4"/>&lt;input type="text" name="" value=""&gt;</text:p>
            <text:p text:style-name="P81"><text:s text:c="4"/>&lt;button type="submit" name="button"&gt;Publish&lt;/button&gt;</text:p>
            <text:p text:style-name="P81"><text:s text:c="2"/>&lt;/body&gt;</text:p>
            <text:p text:style-name="P81"><text:s text:c="2"/>&lt;%- include("partials/footer"); -%&gt;</text:p>
          </table:table-cell>
          <table:table-cell table:style-name="Table4.B1" office:value-type="string">
            <text:p text:style-name="P81">//Compose Route<text:line-break/>app.get("/compose", function(req,res) {<text:line-break/> <text:s/>res.render("compose");<text:line-break/>});</text:p>
          </table:table-cell>
        </table:table-row>
      </table:table>
      <text:p text:style-name="P59"/>
      <text:p text:style-name="P45"><text:span text:style-name="T9">Challenge </text:span><text:span text:style-name="T11">8</text:span></text:p>
      <text:list xml:id="list31413496570664" text:continue-numbering="true" text:style-name="L1">
        <text:list-header>
          <text:p text:style-name="P31"/>
        </text:list-header>
        <text:list-item>
          <text:p text:style-name="P21"><text:span text:style-name="T24">U</text:span><text:span text:style-name="T25">pdate code to c</text:span><text:span text:style-name="T26">onsole.log anything entered into text input after publish button is pressed.</text:span></text:p>
          <text:list>
            <text:list-item>
              <text:p text:style-name="P78"><text:span text:style-name="T26">A</text:span><text:span text:style-name="T23">nswer below</text:span></text:p>
            </text:list-item>
          </text:list>
        </text:list-item>
      </text:list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P80"><text:s text:c="4"/>&lt;form class="" action="/compose" method="post"&gt;</text:p>
            <text:p text:style-name="P80"><text:s text:c="6"/>&lt;input type="text" name="postTitle" value=""&gt;</text:p>
            <text:p text:style-name="P80"><text:s text:c="6"/>&lt;button type="submit" name="button"&gt;Publish&lt;/button&gt;</text:p>
            <text:p text:style-name="P80"><text:s text:c="4"/>&lt;/form&gt;</text:p>
          </table:table-cell>
          <table:table-cell table:style-name="Table5.B1" office:value-type="string">
            <text:p text:style-name="P80">app.post("/compose", function(req,res) {<text:line-break/> <text:s/>console.log(req.body.postTitle);<text:line-break/>});</text:p>
          </table:table-cell>
        </table:table-row>
      </table:table>
      <text:p text:style-name="P79"><text:span text:style-name="T23"/></text:p>
      <text:p text:style-name="P46"><text:span text:style-name="T9">Challenge </text:span><text:span text:style-name="T12">9</text:span></text:p>
      <text:list xml:id="list31414283790171" text:continue-numbering="true" text:style-name="L1">
        <text:list-header>
          <text:p text:style-name="P32"/>
        </text:list-header>
        <text:list-item>
          <text:p text:style-name="P54">T<text:span text:style-name="T30">ransform compost page. </text:span></text:p>
          <text:list>
            <text:list-item>
              <text:p text:style-name="P61">Make it look like this.</text:p>
            </text:list-item>
          </text:list>
        </text:list-item>
      </text:list>
      <text:p text:style-name="P56"/>
      <text:p text:style-name="P56"><draw:frame draw:style-name="fr1" draw:name="Image3" text:anchor-type="paragraph" svg:x="0.2709in" svg:y="0.0311in" svg:width="4.822in" svg:height="1.6173in" draw:z-index="2"><draw:image xlink:href="Pictures/10000201000003250000010E3DA4BC6CA36977F8.png" xlink:type="simple" xlink:show="embed" xlink:actuate="onLoad" loext:mime-type="image/png"/></draw:frame></text:p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p text:style-name="P56"/>
      <text:list xml:id="list31413437999026" text:continue-numbering="true" text:style-name="L1">
        <text:list-item>
          <text:p text:style-name="P61">Bootstrap enabled on both inputs. Title is single line</text:p>
        </text:list-item>
        <text:list-item>
          <text:p text:style-name="P61">Multiline textbox (add using HTML)</text:p>
        </text:list-item>
        <text:list-item>
          <text:p text:style-name="P61">Make publish button blue, and make it look like image above.</text:p>
        </text:list-item>
        <text:list-item>
          <text:p text:style-name="P61">Extra labels, extra textbox added using HTML, format form using bootstrap.</text:p>
        </text:list-item>
      </text:list>
      <table:table table:name="Table6" table:style-name="Table6">
        <table:table-column table:style-name="Table6.A"/>
        <table:table-row>
          <table:table-cell table:style-name="Table6.A1" office:value-type="string">
            <text:p text:style-name="P88"><text:s text:c="2"/>&lt;form&gt;</text:p>
            <text:p text:style-name="P88"><text:s text:c="6"/>&lt;div class="form-group"&gt;</text:p>
            <text:p text:style-name="P88"><text:s text:c="8"/>&lt;label&gt;Title&lt;/label&gt;</text:p>
            <text:p text:style-name="P88"><text:s text:c="8"/>&lt;input type="text" class="form-control" id="postTitle" value=""&gt;</text:p>
            <text:p text:style-name="P88"><text:s text:c="6"/>&lt;/div&gt;</text:p>
            <text:p text:style-name="P88"><text:s text:c="6"/>&lt;div class="form-group"&gt;</text:p>
            <text:p text:style-name="P88"><text:s text:c="8"/>&lt;label&gt;Post&lt;/label&gt;</text:p>
            <text:p text:style-name="P88"><text:s text:c="8"/>&lt;textarea name="postContent" class="form-control" rows="8" cols="80"&gt;&lt;/textarea&gt;</text:p>
            <text:p text:style-name="P88"><text:s text:c="6"/>&lt;/div&gt;</text:p>
            <text:p text:style-name="P88"><text:s text:c="6"/>&lt;button type="submit" class="btn btn-primary"&gt;Publish&lt;/button&gt;</text:p>
            <text:p text:style-name="P88"><text:s text:c="4"/>&lt;/form&gt;</text:p>
          </table:table-cell>
        </table:table-row>
      </table:table>
      <text:p text:style-name="P62"/>
      <text:p text:style-name="P62"/>
      <text:p text:style-name="P47"><text:soft-page-break/><text:span text:style-name="T9">Challenge </text:span><text:span text:style-name="T13">10</text:span></text:p>
      <text:list xml:id="list31413497295137" text:continue-numbering="true" text:style-name="L1">
        <text:list-header>
          <text:p text:style-name="P33"/>
        </text:list-header>
        <text:list-item>
          <text:p text:style-name="P55">C<text:span text:style-name="T31">reate a javascript object thats called “post”.</text:span></text:p>
        </text:list-item>
        <text:list-item>
          <text:p text:style-name="P63">Store post title as well as post body to this variable.</text:p>
        </text:list-item>
      </text:list>
      <table:table table:name="Table7" table:style-name="Table7">
        <table:table-column table:style-name="Table7.A"/>
        <table:table-row>
          <table:table-cell table:style-name="Table7.A1" office:value-type="string">
            <text:p text:style-name="P81">app.post("/compose", function(req,res) {<text:line-break/> <text:s/>const post = {<text:line-break/> <text:s text:c="3"/>title: req.body.postTitle,<text:line-break/> <text:s text:c="3"/>content: req.body.postBody<text:line-break/> <text:s/>};<text:line-break/>});</text:p>
          </table:table-cell>
        </table:table-row>
      </table:table>
      <text:p text:style-name="P48"><text:span text:style-name="T9">Challenge </text:span><text:span text:style-name="T13">1</text:span><text:span text:style-name="T14">1</text:span></text:p>
      <text:list xml:id="list31414067630169" text:continue-numbering="true" text:style-name="L1">
        <text:list-header>
          <text:p text:style-name="P34"/>
        </text:list-header>
        <text:list-item>
          <text:p text:style-name="P64">Put newly created post object inside a global variable called posts</text:p>
        </text:list-item>
        <text:list-item>
          <text:p text:style-name="P64">We are gonna have an array that will store all of these new posts, but it will be a global variable.</text:p>
        </text:list-item>
        <text:list-item>
          <text:p text:style-name="P64">New empty array that is a global variable, then add new post object to array.</text:p>
        </text:list-item>
        <text:list-item>
          <text:p text:style-name="P64">At the end of route, redirect to root route.</text:p>
        </text:list-item>
        <text:list-item>
          <text:p text:style-name="P64">Inside root route we are going to log all of the posts inside posts array.</text:p>
        </text:list-item>
      </text:list>
      <table:table table:name="Table8" table:style-name="Table8">
        <table:table-column table:style-name="Table8.A" table:number-columns-repeated="2"/>
        <table:table-row>
          <table:table-cell table:style-name="Table8.A1" office:value-type="string">
            <text:p text:style-name="P84">//<text:span text:style-name="T32">Global Variable</text:span></text:p>
            <text:p text:style-name="P84">var posts = [];</text:p>
            <text:p text:style-name="P84"/>
            <text:p text:style-name="P84">/Compose Post Route<text:line-break/>app.post("/compose", function(req,res) {<text:line-break/> <text:s/>const post = {<text:line-break/> <text:s text:c="3"/>title: req.body.postTitle,<text:line-break/> <text:s text:c="3"/>content: req.body.postBody<text:line-break/> <text:s/>};<text:line-break/> <text:s/>posts.push(post);<text:line-break/> <text:s/>res.redirect("/");<text:line-break/>});</text:p>
          </table:table-cell>
          <table:table-cell table:style-name="Table8.B1" office:value-type="string">
            <text:p text:style-name="P81">//Home Route<text:line-break/>app.get("/", function(req,res) {<text:line-break/> res.render("home", {startingContent: homeStartingContent});<text:line-break/> console.log(posts);<text:line-break/>});</text:p>
            <text:p text:style-name="P81"/>
            <text:p text:style-name="P81">//<text:span text:style-name="T32">Add these to form on compose.ejs or post route doesn't get initiated </text:span></text:p>
            <text:p text:style-name="P81">&lt;form action="/compose" method="post"&gt;</text:p>
          </table:table-cell>
        </table:table-row>
      </table:table>
      <text:p text:style-name="P49"><text:span text:style-name="T9">Challenge </text:span><text:span text:style-name="T13">1</text:span><text:span text:style-name="T15">2</text:span></text:p>
      <text:list xml:id="list31414407774162" text:continue-numbering="true" text:style-name="L1">
        <text:list-header>
          <text:p text:style-name="P35"/>
        </text:list-header>
        <text:list-item>
          <text:p text:style-name="P65">D<text:span text:style-name="T33">elete console log from home route on app.js</text:span></text:p>
        </text:list-item>
        <text:list-item>
          <text:p text:style-name="P66">L<text:span text:style-name="T34">og the same information but from the home.ejs page.</text:span></text:p>
        </text:list-item>
      </text:list>
      <table:table table:name="Table9" table:style-name="Table9">
        <table:table-column table:style-name="Table9.A" table:number-columns-repeated="2"/>
        <table:table-row>
          <table:table-cell table:style-name="Table9.A1" office:value-type="string">
            <text:p text:style-name="P81"><text:s text:c="2"/>&lt;body&gt;</text:p>
            <text:p text:style-name="P81"><text:s text:c="4"/>&lt;h1&gt;Home&lt;/h1&gt;</text:p>
            <text:p text:style-name="P81"><text:s text:c="4"/>&lt;p&gt;&lt;%= startingContent %&gt;&lt;/p&gt;</text:p>
            <text:p text:style-name="P81"/>
            <text:p text:style-name="P81"><text:s text:c="4"/>&lt;% console.log(posts); %&gt;</text:p>
            <text:p text:style-name="P81"/>
            <text:p text:style-name="P81"><text:s text:c="2"/>&lt;/body&gt;</text:p>
          </table:table-cell>
          <table:table-cell table:style-name="Table9.B1" office:value-type="string">
            <text:p text:style-name="P81"><text:line-break/>//Home Route<text:line-break/>app.get("/", function(req,res) {<text:line-break/> <text:s/>res.render("home", {<text:line-break/> <text:s text:c="3"/>startingContent: homeStartingContent,<text:line-break/> <text:s text:c="3"/>posts: posts<text:line-break/> <text:s/>});<text:line-break/>});</text:p>
          </table:table-cell>
        </table:table-row>
      </table:table>
      <text:list xml:id="list1295837644" text:style-name="L2">
        <text:list-item>
          <text:p text:style-name="P67">Add posts: posts to app.js so home.ejs has access to posts array as well as objects inside.</text:p>
        </text:list-item>
        <text:list-item>
          <text:p text:style-name="P67">Add console.log to home.ejs and now that it has access to posts, it can log the objects inside.</text:p>
        </text:list-item>
      </text:list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50"><text:soft-page-break/><text:span text:style-name="T9">Challenge </text:span><text:span text:style-name="T13">1</text:span><text:span text:style-name="T16">3</text:span></text:p>
      <text:list xml:id="list31414931139823" text:continue-list="list31414407774162" text:style-name="L1">
        <text:list-item>
          <text:p text:style-name="P69">Update code to console log each post title from compose page.</text:p>
        </text:list-item>
        <text:list-item>
          <text:p text:style-name="P69">First time prints first title, second time print first two titles, and third time prints all three post titles.</text:p>
        </text:list-item>
        <text:list-item>
          <text:p text:style-name="P69">Write a for loop inside ejs that loops through post array and consoles logs each of every title of posts.</text:p>
        </text:list-item>
        <text:list-item>
          <text:p text:style-name="P69">To test try at least 2 posts.</text:p>
        </text:list-item>
      </text:list>
      <table:table table:name="Table10" table:style-name="Table10">
        <table:table-column table:style-name="Table10.A" table:number-columns-repeated="2"/>
        <table:table-row>
          <table:table-cell table:style-name="Table10.A1" office:value-type="string">
            <text:p text:style-name="P81"><text:s text:c="2"/>&lt;body&gt;</text:p>
            <text:p text:style-name="P81"><text:s text:c="4"/>&lt;h1&gt;Home&lt;/h1&gt;</text:p>
            <text:p text:style-name="P81"><text:s text:c="4"/>&lt;p&gt;&lt;%= startingContent %&gt;&lt;/p&gt;</text:p>
            <text:p text:style-name="P81"/>
            <text:p text:style-name="P81"><text:s text:c="4"/>&lt;%<text:span text:style-name="T35">for( var I = 0; I &lt; posts.length; i++) </text:span>{ %&gt;</text:p>
            <text:p text:style-name="P80"><text:span text:style-name="T23"><text:s text:c="4"/>&lt;% <text:s/>console.log(post</text:span><text:span text:style-name="T27">[i].title</text:span><text:span text:style-name="T23">); %&gt;</text:span></text:p>
            <text:p text:style-name="P81"><text:s text:c="4"/>&lt;% }); %&gt;</text:p>
            <text:p text:style-name="P81"/>
            <text:p text:style-name="P81"/>
            <text:p text:style-name="P81"><text:s text:c="2"/>&lt;/body&gt;</text:p>
          </table:table-cell>
          <table:table-cell table:style-name="Table10.B1" office:value-type="string">
            <text:p text:style-name="P86"/>
          </table:table-cell>
        </table:table-row>
      </table:table>
      <text:p text:style-name="P51"><text:span text:style-name="T9">Challenge </text:span><text:span text:style-name="T13">1</text:span><text:span text:style-name="T17">4</text:span></text:p>
      <text:list xml:id="list31413560190478" text:continue-numbering="true" text:style-name="L1">
        <text:list-item>
          <text:p text:style-name="P70">Convert for loop to foreach loop.</text:p>
        </text:list-item>
      </text:list>
      <table:table table:name="Table11" table:style-name="Table11">
        <table:table-column table:style-name="Table11.A"/>
        <table:table-row>
          <table:table-cell table:style-name="Table11.A1" office:value-type="string">
            <text:p text:style-name="P85"><text:s text:c="2"/>&lt;body&gt;</text:p>
            <text:p text:style-name="P85"/>
            <text:p text:style-name="P85"><text:s text:c="4"/>&lt;h1&gt;Home&lt;/h1&gt;</text:p>
            <text:p text:style-name="P85"><text:s text:c="4"/>&lt;p&gt;&lt;%= startingContent %&gt;&lt;/p&gt;</text:p>
            <text:p text:style-name="P85"/>
            <text:p text:style-name="P85"><text:s text:c="4"/>&lt;% posts.forEach(function(post) { %&gt;</text:p>
            <text:p text:style-name="P85"><text:s text:c="4"/>&lt;% <text:s/>console.log(post.title); %&gt;</text:p>
            <text:p text:style-name="P85"><text:s text:c="4"/>&lt;% }); %&gt;</text:p>
            <text:p text:style-name="P85"/>
            <text:p text:style-name="P85"><text:s text:c="2"/>&lt;/body&gt;</text:p>
          </table:table-cell>
        </table:table-row>
      </table:table>
      <text:list xml:id="list31414460467947" text:continue-numbering="true" text:style-name="L1">
        <text:list-header>
          <text:p text:style-name="P52"><text:span text:style-name="T9">Challenge </text:span><text:span text:style-name="T13">1</text:span><text:span text:style-name="T18">5</text:span></text:p>
        </text:list-header>
        <text:list-item>
          <text:p text:style-name="P72"><text:span text:style-name="T36">U</text:span>pdate code to add post title and content to home page as a new post.</text:p>
        </text:list-item>
        <text:list-item>
          <text:p text:style-name="P72">Have it display under starting content.</text:p>
        </text:list-item>
        <text:list-item>
          <text:p text:style-name="P72">Each additional post should be added to the home route.</text:p>
        </text:list-item>
      </text:list>
      <table:table table:name="Table12" table:style-name="Table12">
        <table:table-column table:style-name="Table12.A"/>
        <table:table-row>
          <table:table-cell table:style-name="Table12.A1" office:value-type="string">
            <text:p text:style-name="P81"><text:s text:c="4"/>&lt;% posts.forEach(function(post){ %&gt;</text:p>
            <text:p text:style-name="P81"><text:s text:c="6"/></text:p>
            <text:p text:style-name="P81"><text:s text:c="6"/>&lt;h1&gt; &lt;%=post.title %&gt; &lt;/h1&gt;</text:p>
            <text:p text:style-name="P81"><text:s text:c="6"/>&lt;p&gt; &lt;%=post.content %&gt; &lt;/p&gt;</text:p>
            <text:p text:style-name="P81"/>
            <text:p text:style-name="P81"><text:s text:c="4"/>&lt;% }); %&gt;</text:p>
          </table:table-cell>
        </table:table-row>
      </table:table>
      <text:list xml:id="list31414166170660" text:continue-numbering="true" text:style-name="L1">
        <text:list-header>
          <text:p text:style-name="P72"/>
          <text:p text:style-name="P71"/>
        </text:list-header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4T03:35:56.828000000</meta:creation-date>
    <dc:date>2020-02-25T03:13:38.457000000</dc:date>
    <meta:editing-duration>PT3H28M53S</meta:editing-duration>
    <meta:editing-cycles>55</meta:editing-cycles>
    <meta:generator>LibreOffice/6.3.4.2$Windows_X86_64 LibreOffice_project/60da17e045e08f1793c57c00ba83cdfce946d0aa</meta:generator>
    <meta:document-statistic meta:table-count="12" meta:image-count="3" meta:object-count="0" meta:page-count="6" meta:paragraph-count="187" meta:word-count="896" meta:character-count="6561" meta:non-whitespace-character-count="5492"/>
  </office:meta>
</office:document-meta>
</file>